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fe24" officeooo:paragraph-rsid="0017fe24"/>
    </style:style>
    <style:style style:name="P2" style:family="paragraph" style:parent-style-name="Standard" style:list-style-name="L1">
      <style:text-properties officeooo:rsid="0017fe24" officeooo:paragraph-rsid="0017fe24"/>
    </style:style>
    <style:style style:name="P3" style:family="paragraph" style:parent-style-name="Standard" style:list-style-name="L1">
      <style:text-properties officeooo:rsid="0017fe24" officeooo:paragraph-rsid="00181a0d"/>
    </style:style>
    <style:style style:name="P4" style:family="paragraph" style:parent-style-name="Standard" style:list-style-name="L3">
      <style:text-properties officeooo:rsid="0017fe24" officeooo:paragraph-rsid="0017fe24"/>
    </style:style>
    <style:style style:name="P5" style:family="paragraph" style:parent-style-name="Standard" style:list-style-name="L3">
      <style:text-properties officeooo:rsid="00181a0d" officeooo:paragraph-rsid="00181a0d"/>
    </style:style>
    <style:style style:name="P6" style:family="paragraph" style:parent-style-name="Standard" style:list-style-name="L1">
      <style:text-properties officeooo:rsid="00181a0d" officeooo:paragraph-rsid="00181a0d"/>
    </style:style>
    <style:style style:name="T1" style:family="text">
      <style:text-properties officeooo:rsid="00181a0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sitos Funcionais</text:p>
      <text:list xml:id="list2646824134" text:style-name="L1">
        <text:list-item>
          <text:p text:style-name="P2">Deve possibilitar Criaçao de conta no SW</text:p>
        </text:list-item>
        <text:list-item>
          <text:p text:style-name="P2">Deve possibilitar o admin a mudar produto quando necessario</text:p>
        </text:list-item>
        <text:list-item>
          <text:p text:style-name="P2">Deve destacar produtos em promoçao</text:p>
        </text:list-item>
        <text:list-item>
          <text:p text:style-name="P2">Deve possibilitar Admin a alterar preços e promoçoes (calcular porcentagem de desconto ex valor-10%)</text:p>
        </text:list-item>
        <text:list-item>
          <text:p text:style-name="P2">Deve armazenar dados pessoais dos usuarios</text:p>
        </text:list-item>
        <text:list-item>
          <text:p text:style-name="P2">Possibilitar o visao de alguns dados quando necessario para o funcionario</text:p>
        </text:list-item>
        <text:list-item>
          <text:p text:style-name="P2">Possibilitar o usuario a visualizaçao dos produtos,preços,descontos e adicionar o produto a um carrinho</text:p>
        </text:list-item>
        <text:list-item>
          <text:p text:style-name="P2">Possibilitar o usuario a pagar de maneiras diferentes e seguras</text:p>
        </text:list-item>
        <text:list-item>
          <text:p text:style-name="P2">Possibilitar o usuario a fazer avaliaçao do pedido</text:p>
        </text:list-item>
        <text:list-item>
          <text:p text:style-name="P2">Possibilitar a visualizaçao do tempo estimado para entrega do pedido</text:p>
        </text:list-item>
        <text:list-item>
          <text:p text:style-name="P3">Deve notificar o Funcionario responsavel com alertas sonoros e visuais</text:p>
        </text:list-item>
        <text:list-item>
          <text:p text:style-name="P6">Deve efetuar calculos aritmeticos para calcular descontos e total da compra</text:p>
        </text:list-item>
      </text:list>
      <text:p text:style-name="P1"/>
      <text:p text:style-name="P1">Requisitos não funcionais</text:p>
      <text:list xml:id="list818757956" text:style-name="L3">
        <text:list-item>
          <text:p text:style-name="P4">Deve ser o mais rapido possível</text:p>
        </text:list-item>
        <text:list-item>
          <text:p text:style-name="P4">Enviar dados dos pedidos para uma unica maquina no estabeleciment<text:span text:style-name="T1">o</text:span></text:p>
        </text:list-item>
        <text:list-item>
          <text:p text:style-name="P5">Deve gerar nota do pedido (com total, valor individual de cada produto, desconto aplicado,CPF(opcional)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22:29:17.074612324</meta:creation-date>
    <dc:date>2019-10-26T22:44:30.582665679</dc:date>
    <meta:editing-duration>PT4M43S</meta:editing-duration>
    <meta:editing-cycles>1</meta:editing-cycles>
    <meta:document-statistic meta:table-count="0" meta:image-count="0" meta:object-count="0" meta:page-count="1" meta:paragraph-count="17" meta:word-count="165" meta:character-count="1057" meta:non-whitespace-character-count="924"/>
    <meta:generator>LibreOffice/6.2.8.2$Linux_X86_64 LibreOffice_project/20$Build-2</meta:generator>
  </office:meta>
</office:document-meta>
</file>